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1pt" fo:font-weight="bold" style:font-size-asian="9.60000038146973pt" style:font-weight-asian="bold" style:font-size-complex="11pt" style:font-weight-complex="bold"/>
    </style:style>
    <style:style style:name="P3" style:family="paragraph" style:parent-style-name="Standard">
      <style:text-properties fo:font-size="11pt" fo:font-weight="normal" style:font-size-asian="9.60000038146973pt" style:font-weight-asian="normal" style:font-size-complex="11pt" style:font-weight-complex="normal"/>
    </style:style>
    <style:style style:name="P4" style:family="paragraph" style:parent-style-name="Standard" style:list-style-name="L1">
      <style:text-properties fo:font-size="11pt" fo:font-weight="normal" style:font-size-asian="9.60000038146973pt" style:font-weight-asian="normal" style:font-size-complex="11pt" style:font-weight-complex="normal"/>
    </style:style>
    <style:style style:name="P5" style:family="paragraph" style:parent-style-name="Standard" style:list-style-name="L2">
      <style:text-properties fo:font-size="11pt" fo:font-weight="normal" style:font-size-asian="9.60000038146973pt" style:font-weight-asian="normal" style:font-size-complex="11pt" style:font-weight-complex="normal"/>
    </style:style>
    <style:style style:name="P6" style:family="paragraph" style:parent-style-name="Standard" style:list-style-name="L3"/>
    <style:style style:name="P7" style:family="paragraph" style:parent-style-name="Standard" style:list-style-name="L6"/>
    <style:style style:name="P8" style:family="paragraph" style:parent-style-name="Standard" style:list-style-name="L8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1pt" fo:font-weight="bold" style:font-size-asian="9.60000038146973pt" style:font-weight-asian="bold" style:font-size-complex="11pt" style:font-weight-complex="bold"/>
    </style:style>
    <style:style style:name="T3" style:family="text">
      <style:text-properties fo:font-size="11pt" fo:font-weight="normal" style:font-size-asian="9.60000038146973pt" style:font-weight-asian="normal" style:font-size-complex="11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ementi di interesse e che potrebbero essere integrati</text:p>
      <text:p text:style-name="P3"/>
      <text:list xml:id="list1837698826" text:style-name="L1">
        <text:list-item>
          <text:p text:style-name="P4">Potrebbe essere interessante inserire dei cenni allo sviluppo agile del software. Questo tipo di sviluppo si adatta infatti molto bene alla tipologia di progetto che ho svolto.</text:p>
        </text:list-item>
        <text:list-item>
          <text:p text:style-name="P4">Potrei dedicare molta attenzione a definire le motivazioni per cui si è svolto questo progetto. In primis lo studio del linguaggio HTML5 e verificare la fattibilità di certi tipi di applicazione utilizzando gli strumenti appunto HTML5 e Javascript.</text:p>
        </text:list-item>
      </text:list>
      <text:p text:style-name="P1"/>
      <text:p text:style-name="P1"/>
      <text:p text:style-name="P1">Struttura generale del documento</text:p>
      <text:p text:style-name="P3"/>
      <text:p text:style-name="P3"/>
      <text:p text:style-name="P2">Descrizione dell'azienda Zucchetti S.p.a.</text:p>
      <text:p text:style-name="P3">Sezione dedicata alla descrizione dell'azienda Zucchetti <text:s/>S.p.a.</text:p>
      <text:p text:style-name="P3"/>
      <text:p text:style-name="P2">Descrizione generale e della tipologia del progetto</text:p>
      <text:list xml:id="list1437424307" text:style-name="L2">
        <text:list-item>
          <text:p text:style-name="P5">Descrizione generale della proposta di stage</text:p>
        </text:list-item>
        <text:list-item>
          <text:p text:style-name="P5">Analisi della concorrenza</text:p>
        </text:list-item>
        <text:list-item>
          <text:p text:style-name="P5">Descrizione delle caratteristiche del software</text:p>
        </text:list-item>
      </text:list>
      <text:p text:style-name="P3"/>
      <text:p text:style-name="P2">Progettazione</text:p>
      <text:list xml:id="list1721387977" text:style-name="L3">
        <text:list-item>
          <text:p text:style-name="P6"><text:span text:style-name="T3">Introduzion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1:53:00</meta:creation-date>
    <meta:generator>LibreOffice/3.4$Unix LibreOffice_project/340m1$Build-402</meta:generator>
    <dc:date>2012-07-11T18:11:13</dc:date>
    <meta:editing-duration>P2DT6H18M13S</meta:editing-duration>
    <meta:editing-cycles>2</meta:editing-cycles>
    <meta:document-statistic meta:table-count="0" meta:image-count="0" meta:object-count="0" meta:page-count="1" meta:paragraph-count="12" meta:word-count="117" meta:character-count="813" meta:non-whitespace-character-count="713"/>
  </office:meta>
</office:document-meta>
</file>